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f5532" officeooo:paragraph-rsid="001f5532" style:font-size-asian="12.25pt" style:font-weight-asian="bold" style:font-size-complex="14pt" style:font-weight-complex="bold"/>
    </style:style>
    <style:style style:name="P2" style:family="paragraph" style:parent-style-name="Standard" style:list-style-name="L1">
      <style:paragraph-properties fo:text-align="justify" style:justify-single-word="false"/>
      <style:text-properties fo:font-size="12pt" fo:font-weight="normal" officeooo:rsid="00217cf5" officeooo:paragraph-rsid="00217cf5"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fo:font-size="24pt" fo:font-weight="bold" officeooo:rsid="001f5532" officeooo:paragraph-rsid="001f5532" style:font-size-asian="24pt" style:font-weight-asian="bold" style:font-size-complex="24pt" style:font-weight-complex="bold"/>
    </style:style>
    <style:style style:name="P4" style:family="paragraph" style:parent-style-name="Standard" style:list-style-name="L1">
      <style:paragraph-properties fo:margin-top="0.0398in" fo:margin-bottom="0.0398in" loext:contextual-spacing="false" fo:line-height="115%" fo:text-align="justify" style:justify-single-word="false"/>
      <style:text-properties fo:font-size="12pt" fo:font-weight="normal" officeooo:rsid="001f5532" officeooo:paragraph-rsid="001f5532" style:font-size-asian="10.5pt" style:font-weight-asian="normal" style:font-size-complex="12pt" style:font-weight-complex="normal"/>
    </style:style>
    <style:style style:name="P5" style:family="paragraph" style:parent-style-name="Standard" style:list-style-name="L1">
      <style:paragraph-properties fo:margin-top="0.0398in" fo:margin-bottom="0.0398in" loext:contextual-spacing="false" fo:line-height="115%" fo:text-align="justify" style:justify-single-word="false"/>
      <style:text-properties fo:font-size="12pt" fo:font-weight="normal" officeooo:rsid="001f5532" officeooo:paragraph-rsid="00204362" style:font-size-asian="10.5pt" style:font-weight-asian="normal" style:font-size-complex="12pt" style:font-weight-complex="normal"/>
    </style:style>
    <style:style style:name="P6" style:family="paragraph" style:parent-style-name="Standard" style:list-style-name="L1">
      <style:paragraph-properties fo:margin-top="0.0398in" fo:margin-bottom="0.0398in" loext:contextual-spacing="false" fo:line-height="115%" fo:text-align="justify" style:justify-single-word="false"/>
      <style:text-properties fo:font-size="12pt" fo:font-weight="normal" officeooo:rsid="00204362" officeooo:paragraph-rsid="00204362" style:font-size-asian="10.5pt" style:font-weight-asian="normal" style:font-size-complex="12pt" style:font-weight-complex="normal"/>
    </style:style>
    <style:style style:name="P7" style:family="paragraph" style:parent-style-name="Standard" style:list-style-name="L1">
      <style:paragraph-properties fo:margin-top="0.0398in" fo:margin-bottom="0.0398in" loext:contextual-spacing="false" fo:line-height="115%" fo:text-align="justify" style:justify-single-word="false"/>
      <style:text-properties fo:font-size="12pt" fo:font-weight="normal" officeooo:rsid="00217cf5" officeooo:paragraph-rsid="00217cf5" style:font-size-asian="10.5pt" style:font-weight-asian="normal" style:font-size-complex="12pt" style:font-weight-complex="normal"/>
    </style:style>
    <style:style style:name="P8" style:family="paragraph" style:parent-style-name="Standard" style:list-style-name="L1">
      <style:paragraph-properties fo:margin-top="0.0398in" fo:margin-bottom="0.0398in" loext:contextual-spacing="false" fo:line-height="115%" fo:text-align="justify" style:justify-single-word="false"/>
      <style:text-properties fo:font-size="12pt" fo:font-weight="normal" officeooo:rsid="002670dd" officeooo:paragraph-rsid="002670dd" style:font-size-asian="10.5pt" style:font-weight-asian="normal" style:font-size-complex="12pt" style:font-weight-complex="normal"/>
    </style:style>
    <style:style style:name="P9" style:family="paragraph" style:parent-style-name="Standard" style:list-style-name="L1">
      <style:paragraph-properties fo:margin-top="0.0398in" fo:margin-bottom="0.0398in" loext:contextual-spacing="false" fo:line-height="115%" fo:text-align="justify" style:justify-single-word="false"/>
      <style:text-properties fo:font-size="12pt" fo:font-weight="bold" officeooo:rsid="001f5532" officeooo:paragraph-rsid="001f5532" style:font-size-asian="10.5pt" style:font-weight-asian="bold" style:font-size-complex="12pt" style:font-weight-complex="bold"/>
    </style:style>
    <style:style style:name="P10" style:family="paragraph" style:parent-style-name="Standard" style:list-style-name="L1">
      <style:paragraph-properties fo:margin-top="0.0398in" fo:margin-bottom="0.0398in" loext:contextual-spacing="false" fo:line-height="115%" fo:text-align="justify" style:justify-single-word="false"/>
      <style:text-properties fo:font-size="12pt" fo:font-weight="bold" officeooo:rsid="001f5532" officeooo:paragraph-rsid="00217cf5" style:font-size-asian="10.5pt" style:font-weight-asian="bold" style:font-size-complex="12pt" style:font-weight-complex="bold"/>
    </style:style>
    <style:style style:name="P11" style:family="paragraph" style:parent-style-name="Standard" style:list-style-name="L1">
      <style:paragraph-properties fo:margin-top="0.0398in" fo:margin-bottom="0.0398in" loext:contextual-spacing="false" fo:line-height="115%" fo:text-align="justify" style:justify-single-word="false"/>
      <style:text-properties fo:font-size="12pt" fo:font-weight="bold" officeooo:rsid="00204362" officeooo:paragraph-rsid="00204362" style:font-size-asian="10.5pt" style:font-weight-asian="bold" style:font-size-complex="12pt" style:font-weight-complex="bold"/>
    </style:style>
    <style:style style:name="P12" style:family="paragraph" style:parent-style-name="Standard" style:list-style-name="L1">
      <style:paragraph-properties fo:margin-top="0.0398in" fo:margin-bottom="0.0398in" loext:contextual-spacing="false" fo:line-height="115%" fo:text-align="justify" style:justify-single-word="false"/>
      <style:text-properties fo:font-size="12pt" fo:font-weight="bold" officeooo:rsid="00217cf5" officeooo:paragraph-rsid="0021a7ec" style:font-size-asian="10.5pt" style:font-weight-asian="bold" style:font-size-complex="12pt" style:font-weight-complex="bold"/>
    </style:style>
    <style:style style:name="P13" style:family="paragraph" style:parent-style-name="Standard" style:list-style-name="L1">
      <style:paragraph-properties fo:margin-top="0.0398in" fo:margin-bottom="0.0398in" loext:contextual-spacing="false" fo:line-height="115%" fo:text-align="justify" style:justify-single-word="false"/>
      <style:text-properties fo:font-size="12pt" fo:font-weight="bold" officeooo:rsid="00217cf5" officeooo:paragraph-rsid="00217cf5" style:font-size-asian="10.5pt" style:font-weight-asian="bold" style:font-size-complex="12pt" style:font-weight-complex="bold"/>
    </style:style>
    <style:style style:name="P14" style:family="paragraph" style:parent-style-name="Standard" style:list-style-name="L1">
      <style:paragraph-properties fo:margin-top="0.0398in" fo:margin-bottom="0.0398in" loext:contextual-spacing="false" fo:line-height="115%" fo:text-align="justify" style:justify-single-word="false"/>
      <style:text-properties fo:font-size="12pt" fo:font-weight="bold" officeooo:rsid="0021a7ec" officeooo:paragraph-rsid="002670dd" style:font-size-asian="10.5pt" style:font-weight-asian="bold" style:font-size-complex="12pt" style:font-weight-complex="bold"/>
    </style:style>
    <style:style style:name="P15" style:family="paragraph" style:parent-style-name="Standard" style:list-style-name="L1">
      <style:paragraph-properties fo:margin-top="0.0398in" fo:margin-bottom="0.0398in" loext:contextual-spacing="false" fo:line-height="115%" fo:text-align="justify" style:justify-single-word="false"/>
      <style:text-properties fo:font-size="12pt" fo:font-weight="bold" officeooo:rsid="0021a7ec" officeooo:paragraph-rsid="0021a7ec" style:font-size-asian="10.5pt" style:font-weight-asian="bold" style:font-size-complex="12pt" style:font-weight-complex="bold"/>
    </style:style>
    <style:style style:name="P16" style:family="paragraph" style:parent-style-name="Standard" style:list-style-name="L1">
      <style:paragraph-properties fo:margin-top="0.0398in" fo:margin-bottom="0.0398in" loext:contextual-spacing="false" fo:line-height="115%" fo:text-align="justify" style:justify-single-word="false"/>
      <style:text-properties fo:font-size="12pt" fo:font-weight="bold" officeooo:rsid="002670dd" officeooo:paragraph-rsid="002670dd" style:font-size-asian="10.5pt" style:font-weight-asian="bold" style:font-size-complex="12pt" style:font-weight-complex="bold"/>
    </style:style>
    <style:style style:name="P17" style:family="paragraph" style:parent-style-name="Standard">
      <style:paragraph-properties fo:margin-top="0.0398in" fo:margin-bottom="0.0398in" loext:contextual-spacing="false" fo:line-height="115%" fo:text-align="justify" style:justify-single-word="false"/>
      <style:text-properties officeooo:paragraph-rsid="00358192"/>
    </style:style>
    <style:style style:name="P18" style:family="paragraph" style:parent-style-name="Standard" style:list-style-name="L1">
      <style:paragraph-properties fo:margin-top="0.0398in" fo:margin-bottom="0.0398in" loext:contextual-spacing="false" fo:line-height="115%" fo:text-align="justify" style:justify-single-word="false"/>
      <style:text-properties officeooo:paragraph-rsid="00358192"/>
    </style:style>
    <style:style style:name="P19" style:family="paragraph" style:parent-style-name="Standard">
      <style:paragraph-properties fo:margin-top="0.0398in" fo:margin-bottom="0.0398in" loext:contextual-spacing="false" fo:line-height="115%" fo:text-align="justify" style:justify-single-word="false"/>
      <style:text-properties fo:font-weight="bold" officeooo:paragraph-rsid="00358192" style:font-weight-asian="bold" style:font-weight-complex="bold"/>
    </style:style>
    <style:style style:name="T1" style:family="text">
      <style:text-properties officeooo:rsid="00204362"/>
    </style:style>
    <style:style style:name="T2" style:family="text">
      <style:text-properties fo:font-size="12pt" fo:font-weight="normal" officeooo:rsid="00358192" style:font-size-asian="10.5pt" style:font-weight-asian="normal" style:font-size-complex="12pt" style:font-weight-complex="normal"/>
    </style:style>
    <style:style style:name="T3" style:family="text">
      <style:text-properties fo:font-size="12pt" fo:font-weight="normal" officeooo:rsid="002e9ec6" style:font-size-asian="10.5pt" style:font-weight-asian="normal" style:font-size-complex="12pt" style:font-weight-complex="normal"/>
    </style:style>
    <style:style style:name="T4" style:family="text">
      <style:text-properties fo:font-size="12pt" fo:font-weight="normal" officeooo:rsid="003881c2" style:font-size-asian="10.5pt" style:font-weight-asian="normal" style:font-size-complex="12pt" style:font-weight-complex="normal"/>
    </style:style>
    <style:style style:name="T5" style:family="text">
      <style:text-properties fo:font-size="12pt" fo:font-weight="normal" officeooo:rsid="003b3b47" style:font-size-asian="10.5pt" style:font-weight-asian="normal" style:font-size-complex="12pt" style:font-weight-complex="normal"/>
    </style:style>
    <style:style style:name="T6" style:family="text">
      <style:text-properties fo:font-size="12pt" fo:font-weight="bold" officeooo:rsid="002e9ec6" style:font-size-asian="10.5pt" style:font-weight-asian="bold" style:font-size-complex="12pt" style:font-weight-complex="bold"/>
    </style:style>
    <style:style style:name="T7" style:family="text">
      <style:text-properties fo:font-size="12pt" fo:font-weight="bold" officeooo:rsid="003881c2" style:font-size-asian="10.5pt" style:font-weight-asian="bold" style:font-size-complex="12pt" style:font-weight-complex="bold"/>
    </style:style>
    <style:style style:name="T8" style:family="text">
      <style:text-properties officeooo:rsid="00217cf5"/>
    </style:style>
    <style:style style:name="T9" style:family="text">
      <style:text-properties officeooo:rsid="0021a7ec"/>
    </style:style>
    <style:style style:name="T10" style:family="text">
      <style:text-properties fo:font-weight="normal" style:font-weight-asian="normal" style:font-weight-complex="normal"/>
    </style:style>
    <style:style style:name="T11" style:family="text">
      <style:text-properties fo:font-weight="normal" officeooo:rsid="0022b11b" style:font-weight-asian="normal" style:font-weight-complex="normal"/>
    </style:style>
    <style:style style:name="T12" style:family="text">
      <style:text-properties fo:font-weight="normal" officeooo:rsid="00240b38" style:font-weight-asian="normal" style:font-weight-complex="normal"/>
    </style:style>
    <style:style style:name="T13" style:family="text">
      <style:text-properties fo:font-weight="normal" officeooo:rsid="002670dd" style:font-weight-asian="normal" style:font-weight-complex="normal"/>
    </style:style>
    <style:style style:name="T1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ct 3 Report</text:p>
      <text:p text:style-name="P1"/>
      <text:list xml:id="list1434469778" text:style-name="L1">
        <text:list-item>
          <text:p text:style-name="P4">In this project we wrote client-server program in which the client can contact the db server to access a database. We also wrote a service-map program which resides a well known UDP socket.</text:p>
        </text:list-item>
        <text:list-item>
          <text:p text:style-name="P4">We used a five digit number as a port number. <text:span text:style-name="T1">For example,</text:span></text:p>
          <text:p text:style-name="P9">Service provided by 137.148.204.23 at port 51739</text:p>
        </text:list-item>
        <text:list-item>
          <text:p text:style-name="P5">When the db server requests the service map server for registration it accepts that and advertises that socket address to the prospective client. </text:p>
        </text:list-item>
        <text:list-item>
          <text:p text:style-name="P6">When the database server starts, first of all it requests to a local TCP port <text:span text:style-name="T8">and then it broadcasts a registration message in UDP. For example,</text:span></text:p>
          <text:p text:style-name="P11">PORT: 35639</text:p>
          <text:p text:style-name="P11">socket has port 35639</text:p>
          <text:p text:style-name="P11">Received from 137.148.204.23: PUT BANK620 51739</text:p>
        </text:list-item>
        <text:list-item>
          <text:p text:style-name="P7">After that the service mapper will receive this message and it will store the service name BANK620 along with IP address and port number of the db server in its table. After that we will get an ASCII string as “OK” reply to the db server about the registration to the service-map. <text:span text:style-name="T1">For example,</text:span></text:p>
          <text:p text:style-name="P10">Registration OK from 137.148.204.23</text:p>
          <text:p text:style-name="P12">Service Requested from 137.148.204.19</text:p>
        </text:list-item>
        <text:list-item>
          <text:p text:style-name="P7">Now when the client starts, it will broadcast a request message, <text:span text:style-name="T9">and the service-mapper will return a data gram including the information of the database server:</text:span></text:p>
          <text:p text:style-name="P13">Received from 137.148.204.19: GET BANK620</text:p>
        </text:list-item>
        <text:list-item>
          <text:p text:style-name="P18"><text:span text:style-name="T3">We are using two commands here: </text:span><text:span text:style-name="T6">query </text:span><text:span text:style-name="T3">and </text:span><text:span text:style-name="T6">update</text:span></text:p>
        </text:list-item>
        <text:list-item>
          <text:p text:style-name="P18"><text:span text:style-name="T2">The query message format is containing 8 bytes and the update message is containing 12 bytes.</text:span></text:p>
        </text:list-item>
        <text:list-item>
          <text:p text:style-name="P18"><text:span text:style-name="T2">When the connection is established from server to client, it forks a child process to handle the request.</text:span></text:p>
        </text:list-item>
        <text:list-item>
          <text:p text:style-name="P18"><text:span text:style-name="T2">For that child process we used <text:s/></text:span><text:span text:style-name="T7">lseek</text:span><text:span text:style-name="T4"> in UNIX. The lseek function can locate the position to be rewritten in the file. </text:span><text:span text:style-name="T5">And the parent process is using a single-catching routine to clean up any child process which has terminated </text:span></text:p>
        </text:list-item>
      </text:list>
      <text:p text:style-name="P17"><text:tab/><text:span text:style-name="T14">lseek(fd, 0, SEEK_SET);<text:tab/><text:tab/></text:span></text:p>
      <text:p text:style-name="P19"/>
      <text:p text:style-name="P19"><text:tab/>while( read(fd, &amp;row, sizeof(struct record)) &gt; 0 ) </text:p>
      <text:p text:style-name="P19"><text:tab/>{</text:p>
      <text:p text:style-name="P19"><text:soft-page-break/><text:tab/><text:tab/>// if query successfully, add the val to the value</text:p>
      <text:p text:style-name="P19"><text:tab/><text:tab/>if (row-&gt;acctnum == acctnum)</text:p>
      <text:p text:style-name="P19"><text:tab/><text:tab/> {<text:tab/></text:p>
      <text:p text:style-name="P19"><text:tab/><text:tab/><text:tab/>lseek(fd, -sizeof(struct record), SEEK_CUR);</text:p>
      <text:p text:style-name="P19"><text:tab/><text:tab/><text:tab/>if( lockf(fd, F_LOCK, sizeof(struct record)) == -1 )</text:p>
      <text:p text:style-name="P19"><text:tab/><text:tab/><text:tab/> {</text:p>
      <text:p text:style-name="P19"><text:tab/><text:tab/><text:tab/><text:tab/>perror("lockf Failed");</text:p>
      <text:p text:style-name="P19"><text:tab/><text:tab/><text:tab/><text:tab/>exit(1);</text:p>
      <text:p text:style-name="P19"><text:s text:c="7"/><text:tab/><text:tab/><text:tab/> }</text:p>
      <text:p text:style-name="P19"><text:tab/><text:tab/><text:tab/>lseek(fd, sizeof(int)+sizeof(char) * 20, SEEK_CUR);</text:p>
      <text:p text:style-name="P19"><text:tab/><text:tab/><text:tab/>float new_val = row-&gt;value + val;</text:p>
      <text:p text:style-name="P19"><text:tab/> <text:s/><text:tab/><text:tab/>write(fd, &amp;new_val, sizeof(float));</text:p>
      <text:p text:style-name="P19"><text:s text:c="6"/><text:tab/><text:tab/><text:tab/>lseek(fd, -(sizeof(int)+sizeof(char) * 20+sizeof(float)), SEEK_CUR);</text:p>
      <text:p text:style-name="P19"><text:s text:c="6"/><text:tab/><text:tab/><text:tab/>read(fd, row, sizeof(struct record));<text:tab/></text:p>
      <text:p text:style-name="P19"><text:tab/><text:tab/><text:tab/>lockf(fd, F_ULOCK, -sizeof(struct record));</text:p>
      <text:p text:style-name="P19"><text:tab/><text:tab/><text:tab/></text:p>
      <text:p text:style-name="P19"><text:tab/><text:tab/><text:tab/>close(fd);<text:tab/><text:tab/><text:tab/><text:tab/><text:tab/><text:tab/></text:p>
      <text:p text:style-name="P19"><text:tab/><text:tab/><text:tab/>return 1;</text:p>
      <text:p text:style-name="P19"><text:tab/><text:tab/>}</text:p>
      <text:p text:style-name="P19"><text:tab/>}</text:p>
      <text:list xml:id="list132130082545742" text:continue-numbering="true" text:style-name="L1">
        <text:list-item>
          <text:p text:style-name="P14"><text:span text:style-name="T10">In the client terminal when we run the </text:span>query<text:span text:style-name="T10"> we get an string containing a record with the </text:span><text:span text:style-name="T11">name, account number, </text:span><text:span text:style-name="T12">age and contact number. </text:span><text:span text:style-name="T13">For example,</text:span></text:p>
          <text:p text:style-name="P15">&gt; query sdfds</text:p>
          <text:p text:style-name="P15">JOHN SMITH 10000 78.9 (216)555-555</text:p>
        </text:list-item>
        <text:list-item>
          <text:p text:style-name="P8">At that time the server will get message for this service request. For example,</text:p>
          <text:p text:style-name="P16">Service Requested from 137.148.204.19</text:p>
          <text:p text:style-name="P16">k:35 <text:s/>repbuf:JOHN SMITH 10000 78.9 (216)555-555</text:p>
        </text:list-item>
        <text:list-item>
          <text:p text:style-name="P16"><text:span text:style-name="T12"/></text:p>
          <text:p text:style-name="P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5T11:57:28.459002215</meta:creation-date>
    <dc:date>2019-04-15T13:21:28.513685859</dc:date>
    <meta:editing-duration>PT31M23S</meta:editing-duration>
    <meta:editing-cycles>10</meta:editing-cycles>
    <meta:generator>LibreOffice/6.0.6.2$Linux_X86_64 LibreOffice_project/00m0$Build-2</meta:generator>
    <meta:document-statistic meta:table-count="0" meta:image-count="0" meta:object-count="0" meta:page-count="2" meta:paragraph-count="49" meta:word-count="452" meta:character-count="2769" meta:non-whitespace-character-count="2290"/>
  </office:meta>
</office:document-meta>
</file>